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385e" officeooo:paragraph-rsid="0001385e"/>
    </style:style>
    <style:style style:name="P2" style:family="paragraph" style:parent-style-name="Standard">
      <style:paragraph-properties fo:text-align="start" style:justify-single-word="false"/>
      <style:text-properties officeooo:rsid="0001385e" officeooo:paragraph-rsid="0001385e"/>
    </style:style>
    <style:style style:name="P3" style:family="paragraph" style:parent-style-name="Standard">
      <style:paragraph-properties fo:text-align="start" style:justify-single-word="false"/>
      <style:text-properties officeooo:paragraph-rsid="0001385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1385e" officeooo:paragraph-rsid="0001385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385e" officeooo:paragraph-rsid="0001385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1385e" officeooo:paragraph-rsid="0001385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1385e" officeooo:paragraph-rsid="0001385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c278" officeooo:paragraph-rsid="0005c27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f49a4" officeooo:paragraph-rsid="000f49a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49a4" officeooo:paragraph-rsid="000f49a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f987" officeooo:paragraph-rsid="0013f98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68c0f" officeooo:paragraph-rsid="00068c0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68c0f" officeooo:paragraph-rsid="0005c27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68c0f" officeooo:paragraph-rsid="0006c97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6c977" officeooo:paragraph-rsid="0006c97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06c977" officeooo:paragraph-rsid="000f49a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06cf47" officeooo:paragraph-rsid="0006cf4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0c0b4a" officeooo:paragraph-rsid="000c0b4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0f49a4" officeooo:paragraph-rsid="000f49a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1385e" officeooo:paragraph-rsid="0001385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68c0f" officeooo:paragraph-rsid="00068c0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rsid="0001385e" officeooo:paragraph-rsid="0001385e"/>
    </style:style>
    <style:style style:name="P23" style:family="paragraph" style:parent-style-name="Standard">
      <style:paragraph-properties fo:text-align="start" style:justify-single-word="false"/>
      <style:text-properties officeooo:rsid="0006cf47" officeooo:paragraph-rsid="0006cf47"/>
    </style:style>
    <style:style style:name="P24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0f49a4" officeooo:paragraph-rsid="000f49a4" style:font-size-asian="11pt" style:font-weight-asian="bold" style:font-size-complex="11pt" style:font-weight-complex="bold"/>
    </style:style>
    <style:style style:name="T1" style:family="text">
      <style:text-properties officeooo:rsid="000138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c977" style:font-weight-asian="bold" style:font-weight-complex="bold"/>
    </style:style>
    <style:style style:name="T4" style:family="text">
      <style:text-properties fo:font-weight="bold" officeooo:rsid="0006cf47" style:font-weight-asian="bold" style:font-weight-complex="bold"/>
    </style:style>
    <style:style style:name="T5" style:family="text">
      <style:text-properties fo:font-weight="bold" officeooo:rsid="000c45f4" style:font-weight-asian="bold" style:font-weight-complex="bold"/>
    </style:style>
    <style:style style:name="T6" style:family="text">
      <style:text-properties fo:font-weight="bold" officeooo:rsid="000f49a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1385e" style:font-weight-asian="normal" style:font-weight-complex="normal"/>
    </style:style>
    <style:style style:name="T9" style:family="text">
      <style:text-properties officeooo:rsid="0004549b"/>
    </style:style>
    <style:style style:name="T10" style:family="text">
      <style:text-properties officeooo:rsid="0006c977"/>
    </style:style>
    <style:style style:name="T11" style:family="text">
      <style:text-properties officeooo:rsid="0006cf47"/>
    </style:style>
    <style:style style:name="T12" style:family="text">
      <style:text-properties officeooo:rsid="00084159"/>
    </style:style>
    <style:style style:name="T13" style:family="text">
      <style:text-properties officeooo:rsid="00094f1b"/>
    </style:style>
    <style:style style:name="T14" style:family="text">
      <style:text-properties officeooo:rsid="000b2341"/>
    </style:style>
    <style:style style:name="T15" style:family="text">
      <style:text-properties officeooo:rsid="000c0b4a"/>
    </style:style>
    <style:style style:name="T16" style:family="text">
      <style:text-properties officeooo:rsid="000c45f4"/>
    </style:style>
    <style:style style:name="T17" style:family="text">
      <style:text-properties officeooo:rsid="000f1ad9"/>
    </style:style>
    <style:style style:name="T18" style:family="text">
      <style:text-properties officeooo:rsid="000f49a4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0f7c43" style:font-weight-asian="normal" style:font-weight-complex="normal"/>
    </style:style>
    <style:style style:name="T22" style:family="text">
      <style:text-properties style:text-underline-style="none" fo:font-weight="normal" officeooo:rsid="001116e6" style:font-weight-asian="normal" style:font-weight-complex="normal"/>
    </style:style>
    <style:style style:name="T23" style:family="text">
      <style:text-properties style:text-underline-style="none" fo:font-weight="normal" officeooo:rsid="0012d3df" style:font-weight-asian="normal" style:font-weight-complex="normal"/>
    </style:style>
    <style:style style:name="T24" style:family="text">
      <style:text-properties style:text-underline-style="none" fo:font-weight="normal" officeooo:rsid="00154139" style:font-weight-asian="normal" style:font-weight-complex="normal"/>
    </style:style>
    <style:style style:name="T25" style:family="text">
      <style:text-properties style:text-underline-style="none" officeooo:rsid="000f7c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BHPC</text:p>
      <text:p text:style-name="P5">TD1</text:p>
      <text:p text:style-name="P1"><text:s text:c="2"/><text:span text:style-name="T2">Bash</text:span><text:span text:style-name="T7"> sous Linux</text:span></text:p>
      <text:p text:style-name="P7"/>
      <text:p text:style-name="P4">Entrées et sorties:</text:p>
      <text:p text:style-name="P7"/>
      <text:p text:style-name="P2">- <text:span text:style-name="T2">0</text:span> standard input (<text:span text:style-name="T2">stdin</text:span>)</text:p>
      <text:p text:style-name="P2"><text:span text:style-name="T7">- </text:span><text:span text:style-name="T2">1</text:span><text:span text:style-name="T7"> standard output (</text:span><text:span text:style-name="T2">stdout</text:span><text:span text:style-name="T7">)</text:span></text:p>
      <text:p text:style-name="P2"><text:span text:style-name="T7">- </text:span><text:span text:style-name="T2">2</text:span><text:span text:style-name="T7"> standard error (</text:span><text:span text:style-name="T2">stderr</text:span><text:span text:style-name="T7">)</text:span></text:p>
      <text:p text:style-name="P7"/>
      <text:p text:style-name="P4">Commandes:</text:p>
      <text:p text:style-name="P6"/>
      <text:p text:style-name="P7">man </text:p>
      <text:p text:style-name="P7">echo</text:p>
      <text:p text:style-name="P7">touch</text:p>
      <text:p text:style-name="P7">ls</text:p>
      <text:p text:style-name="P7">mkdir</text:p>
      <text:p text:style-name="P7">rm</text:p>
      <text:p text:style-name="P7">mv</text:p>
      <text:p text:style-name="P7">cp</text:p>
      <text:p text:style-name="P7">cat</text:p>
      <text:p text:style-name="P7">less</text:p>
      <text:p text:style-name="P7">more</text:p>
      <text:p text:style-name="P21">wc</text:p>
      <text:p text:style-name="P7">tail</text:p>
      <text:p text:style-name="P2">head</text:p>
      <text:p text:style-name="P2">sed</text:p>
      <text:p text:style-name="P2">grep</text:p>
      <text:p text:style-name="P2">sleep</text:p>
      <text:p text:style-name="P2">kill</text:p>
      <text:p text:style-name="P2">killall</text:p>
      <text:p text:style-name="P2">read</text:p>
      <text:p text:style-name="P2">tar</text:p>
      <text:p text:style-name="P2">cut</text:p>
      <text:p text:style-name="P2">chmod</text:p>
      <text:p text:style-name="P2">chown</text:p>
      <text:p text:style-name="P2">gcc/make</text:p>
      <text:p text:style-name="P23">sort</text:p>
      <text:p text:style-name="P23">uniq</text:p>
      <text:p text:style-name="P2"/>
      <text:p text:style-name="P4">Concepts:</text:p>
      <text:p text:style-name="P4"/>
      <text:p text:style-name="P2">- <text:span text:style-name="T9">R</text:span>edirection des sorties vers des fichiers avec les symboles <text:span text:style-name="T2">&gt;</text:span> et <text:span text:style-name="T2">&gt;&gt;</text:span></text:p>
      <text:p text:style-name="P2">- <text:span text:style-name="T9">R</text:span>edirection des sorties vers d’autres commandes avec les pipes (symbole <text:span text:style-name="T2">| )</text:span></text:p>
      <text:p text:style-name="P3"><text:span text:style-name="T1">- </text:span><text:span text:style-name="T9">D</text:span><text:span text:style-name="T7">étachement</text:span><text:span text:style-name="T8"> des processus avec le symbole &amp;</text:span></text:p>
      <text:p text:style-name="P3"><text:span text:style-name="T8">- E</text:span><text:span text:style-name="T7">xpression</text:span><text:span text:style-name="T8">s</text:span><text:span text:style-name="T7"> régulière</text:span><text:span text:style-name="T8">s</text:span></text:p>
      <text:p text:style-name="P2"><text:span text:style-name="T7">- Scripting </text:span><text:span text:style-name="T2">bash</text:span><text:span text:style-name="T7"> (conditions, boucles, ...)</text:span></text:p>
      <text:p text:style-name="P8"><text:soft-page-break/>Enonce<text:span text:style-name="T18">s</text:span>:</text:p>
      <text:p text:style-name="P8"/>
      <text:p text:style-name="P24">Section1</text:p>
      <text:p text:style-name="P9"><text:span text:style-name="T7"/></text:p>
      <text:p text:style-name="P18">L’objectif de ce TP et d’analyser un fichier <text:span text:style-name="T2">CSV</text:span> (Comma Separated Values) contenant la liste des instructions <text:span text:style-name="T2">x86</text:span> afin de les classer en plusieurs categories: instructions memoires, instructions arithmetiques et instructions de branchement <text:span text:style-name="T16">en utilisant les outils/commandes disponibles dans un environnement </text:span><text:span text:style-name="T5">Linux</text:span>.</text:p>
      <text:p text:style-name="P13"/>
      <text:p text:style-name="P12">0 – Dans le repertoire <text:span text:style-name="T6">0</text:span><text:span text:style-name="T18"> de </text:span><text:span text:style-name="T6">TD1</text:span>, creer a l’aide de la commande <text:span text:style-name="T2">mkdir, </text:span>les repertoires suivants: <text:span text:style-name="T2">x86_mem</text:span>, <text:span text:style-name="T2">x86_arith</text:span>, <text:span text:style-name="T2">x86_branch</text:span>.</text:p>
      <text:p text:style-name="P12">1 – En utilisant la commande <text:span text:style-name="T2">grep</text:span>, isolez les instructions memoire dans un fichier <text:span text:style-name="T2">mem.csv</text:span>.</text:p>
      <text:p text:style-name="P15">2 – Stocker le fichier <text:span text:style-name="T2">mem.csv </text:span>dans le repertoire <text:span text:style-name="T2">x86_mem</text:span>.</text:p>
      <text:p text:style-name="P14"><text:span text:style-name="T10">3</text:span> – En utilisant la commande <text:span text:style-name="T2">grep</text:span>, isolez les instructions memoire dans un fichier <text:span text:style-name="T3">arith</text:span><text:span text:style-name="T2">.csv</text:span>.</text:p>
      <text:p text:style-name="P15">4 – Stocker le fichier mem.csv dans le repertoire <text:span text:style-name="T2">x86_arith</text:span>.</text:p>
      <text:p text:style-name="P14"><text:span text:style-name="T10">5</text:span> – En utilisant la commande <text:span text:style-name="T2">grep</text:span>, isolez les instructions memoire dans un fichier <text:span text:style-name="T3">branch</text:span><text:span text:style-name="T2">.csv</text:span>.</text:p>
      <text:p text:style-name="P15">6 – Stocker le fichier mem.csv dans le repertoire <text:span text:style-name="T2">x86_branch</text:span>.</text:p>
      <text:p text:style-name="P15">7 – A l’aide de la commande <text:span text:style-name="T2">wc</text:span>,<text:span text:style-name="T2"> </text:span>calculer le nombre d’instructions <text:span text:style-name="T14">total ainsi que le nombre d’instructions </text:span>memoires, arithmetiques et de branchement.</text:p>
      <text:p text:style-name="P15">8 – <text:span text:style-name="T11">Filtrer, a l’aide de </text:span><text:span text:style-name="T4">grep</text:span><text:span text:style-name="T11">, les instructions memoires du jeux d’instructions </text:span><text:span text:style-name="T4">SSE</text:span><text:span text:style-name="T11"> dans le fichier </text:span><text:span text:style-name="T4">sse.csv</text:span><text:span text:style-name="T11">, les instructions </text:span><text:span text:style-name="T4">AVX </text:span><text:span text:style-name="T11">dans le fichier </text:span><text:span text:style-name="T4">avx.csv</text:span><text:span text:style-name="T11">, les instructions </text:span><text:span text:style-name="T4">AVX2</text:span><text:span text:style-name="T11"> dans le fichier </text:span><text:span text:style-name="T4">avx2.csv</text:span><text:span text:style-name="T11"> et pour finir, les instructions </text:span><text:span text:style-name="T4">AVX512</text:span><text:span text:style-name="T11"> dans le fichier </text:span><text:span text:style-name="T4">avx512.csv</text:span><text:span text:style-name="T11">.</text:span></text:p>
      <text:p text:style-name="P17">9 – <text:span text:style-name="T13">Meme chose </text:span>pour les instructions arithmetiques.</text:p>
      <text:p text:style-name="P17">10 – Co<text:span text:style-name="T12">m</text:span>bien d’instructions possedent des operandes implicites? (analyser la colonne 14)</text:p>
      <text:p text:style-name="P17">11 – <text:span text:style-name="T15">Co</text:span><text:span text:style-name="T17">m</text:span><text:span text:style-name="T15">bien d’instructions gerent une taille de donnees de 64 bits?</text:span></text:p>
      <text:p text:style-name="P19">12 – Automatiser tout le processus avec un script shell.</text:p>
      <text:p text:style-name="P16"/>
      <text:p text:style-name="P10">Section 2</text:p>
      <text:p text:style-name="P10"><text:span text:style-name="T20"/></text:p>
      <text:p text:style-name="P9"><text:span text:style-name="T20">Ecrire un script shell qui compile et execute les programmes </text:span><text:span text:style-name="T19">p2</text:span><text:span text:style-name="T20"> et </text:span><text:span text:style-name="T19">p3</text:span><text:span text:style-name="T20"> situes dans le repertoire </text:span><text:span text:style-name="T19">1</text:span><text:span text:style-name="T20">, qui les execute avec les parametres de ligne de commande suivant</text:span><text:span text:style-name="T23">s</text:span><text:span text:style-name="T20">: </text:span><text:span text:style-name="T19">10 10</text:span><text:span text:style-name="T20"> et qui calcul la difference entre chacune des entrees des fichiers </text:span><text:span text:style-name="T19">c</text:span><text:span text:style-name="T25">_f32</text:span><text:span text:style-name="T19">.dat </text:span><text:span text:style-name="T21">et</text:span><text:span text:style-name="T25"> c_f64.dat</text:span><text:span text:style-name="T20"> generes par les deux programmes.</text:span></text:p>
      <text:p text:style-name="P11"><text:span text:style-name="T20">L’objectif etant de comparer la precision flottante simple et double.</text:span></text:p>
      <text:p text:style-name="P11"><text:span text:style-name="T20"/></text:p>
      <text:p text:style-name="P9"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9:48:14.165983057</meta:creation-date>
    <dc:date>2022-09-22T15:24:41.650365352</dc:date>
    <meta:editing-duration>PT14H13M27S</meta:editing-duration>
    <meta:editing-cycles>21</meta:editing-cycles>
    <meta:generator>LibreOffice/7.4.1.2$Linux_X86_64 LibreOffice_project/40$Build-2</meta:generator>
    <meta:document-statistic meta:table-count="0" meta:image-count="0" meta:object-count="0" meta:page-count="2" meta:paragraph-count="60" meta:word-count="391" meta:character-count="2474" meta:non-whitespace-character-count="2127"/>
  </office:meta>
</office:document-meta>
</file>